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TitleStyle">BotBuilders vs DIY Stack for GroupBuild</text:h>
      <text:h text:outline-level="2" text:style-name="HeaderStyle">1. Summary: BotBuilders vs DIY for GroupBuild</text:h>
      <text:p text:style-name="ParaStyle">GroupBuild’s bot requirements are different from typical marketing use cases. Summary below:
</text:p>
      <text:p text:style-name="ParaStyle">• Trust-building in activist circles
  - BotBuilders: Moderate – uses trusted templates, but very sales-driven
  - DIY: Strong – fine-tuned voice/tone to match GB culture
</text:p>
      <text:p text:style-name="ParaStyle">• High security &amp; anonymity (e.g., AnonID)
  - BotBuilders: Weak – focuses on CRM and user profiling
  - DIY: Strong – full control over data flows
</text:p>
      <text:p text:style-name="ParaStyle">• Ethically transparent AI moderation
  - BotBuilders: Not a focus
  - DIY: Strong – supports BeAxa integration
</text:p>
      <text:p text:style-name="ParaStyle">• Volunteer onboarding flows
  - BotBuilders: Possible with tweaks
  - DIY: Easily customized via GPT + ManyChat
</text:p>
      <text:p text:style-name="ParaStyle">• Civic engagement, protest logistics
  - BotBuilders: Outside their core domain
  - DIY: Custom design – but possible
</text:p>
      <text:p text:style-name="ParaStyle">• Integration with GB modules
  - BotBuilders: Not possible – closed ecosystem
  - DIY: Yes – open APIs and dev integrations
</text:p>
      <text:p text:style-name="ParaStyle">• Human moderation fallback + alerts
  - BotBuilders: No built-in civic fallback layers
  - DIY: Yes – trigger human escalations
</text:p>
      <text:p text:style-name="ParaStyle">• Hackable/open to GB volunteers
  - BotBuilders: No – closed and proprietary
  - DIY: Yes – open tools and protocols
</text:p>
      <text:h text:outline-level="2" text:style-name="HeaderStyle">2. Recommendation for GroupBuild</text:h>
      <text:h text:outline-level="3" text:style-name="HeaderStyle">2.1 DO NOT use BotBuilders or Automator AI</text:h>
      <text:p text:style-name="ParaStyle">Despite its polish and marketing success, BotBuilders is designed for sales-driven businesses, not decentralized civic networks. Key issues include:</text:p>
      <text:p text:style-name="ParaStyle">- Focus on profiling and conversion, not anonymity or safety</text:p>
      <text:p text:style-name="ParaStyle">- Closed SaaS limits transparency and developer collaboration</text:p>
      <text:p text:style-name="ParaStyle">- No built-in support for GB features like event management or moderation ethics</text:p>
      <text:h text:outline-level="3" text:style-name="HeaderStyle">2.2 DO Build a Custom GPT/ManyChat Stack</text:h>
      <text:p text:style-name="ParaStyle">Use GPT + ManyChat + Zapier (or open-source tools like Rasa) to:</text:p>
      <text:p text:style-name="ParaStyle">- Power onboarding and protest flows</text:p>
      <text:p text:style-name="ParaStyle">- Integrate with GroupBuilder, ProtestMap, AnonID</text:p>
      <text:p text:style-name="ParaStyle">- Support trust scoring and role-based permissions</text:p>
      <text:p text:style-name="ParaStyle">- Maintain user trust and control the architecture</text:p>
      <text:h text:outline-level="3" text:style-name="HeaderStyle">2.3 Interim Option</text:h>
      <text:p text:style-name="ParaStyle">If dev resources are tight, hire a freelancer to prototype the onboarding/chat flows using open tools with a migration plan to a fully owned GB stack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TitleStyle" style:family="paragraph" style:display-name="TitleStyle">
      <style:text-properties fo:font-size="16pt" fo:font-weight="bold"/>
    </style:style>
    <style:style style:name="HeaderStyle" style:family="paragraph" style:display-name="HeaderStyle">
      <style:text-properties fo:font-size="12pt" fo:font-weight="bold"/>
    </style:style>
    <style:style style:name="ParaStyle" style:family="paragraph" style:display-name="ParaStyle">
      <style:text-properties fo:font-size="10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